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2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číslo měření</text:p>
          </table:table-cell>
          <table:table-cell office:value-type="string" table:style-name="ce1">
            <text:p>pozice čáry</text:p>
            <text:p>(mm)</text:p>
          </table:table-cell>
          <table:table-cell office:value-type="string" table:style-name="ce1">
            <text:p>ADC levý</text:p>
            <text:p>Senzor</text:p>
          </table:table-cell>
          <table:table-cell office:value-type="string" table:style-name="ce1">
            <text:p>normovaná</text:p>
            <text:p>Levý senzor</text:p>
          </table:table-cell>
          <table:table-cell office:value-type="string" table:style-name="ce1">
            <text:p>ADC pravý</text:p>
            <text:p>Senzor</text:p>
          </table:table-cell>
          <table:table-cell office:value-type="string" table:style-name="ce1">
            <text:p>normovaná</text:p>
            <text:p>Pravý senzor</text:p>
          </table:table-cell>
          <table:table-cell table:number-columns-repeated="2" table:style-name="ce1"/>
          <table:table-cell office:value-type="string" table:style-name="ce1">
            <text:p>ADC hodno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0.19148936170212766" table:formula="of:=([.D4]-[.$J$4])/([.$J$5]-[.$J$4])" table:style-name="ce1">
            <text:p>0,191489362</text:p>
          </table:table-cell>
          <table:table-cell office:value-type="float" office:value="205" table:style-name="ce1">
            <text:p>205</text:p>
          </table:table-cell>
          <table:table-cell office:value-type="float" office:value="0.16145833333333334" table:formula="of:=([.F4]-[.$J$7])/([.$J$8]-[.$J$7])" table:style-name="ce1">
            <text:p>0,161458333</text:p>
          </table:table-cell>
          <table:table-cell table:style-name="ce1"/>
          <table:table-cell office:value-type="string" table:style-name="ce1">
            <text:p>min levého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.0031028368794316E-2" table:formula="of:=[.E4]-[.G4]" table:style-name="ce1">
            <text:p>0,030031028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-2" table:style-name="ce1">
            <text:p>-2</text:p>
          </table:table-cell>
          <table:table-cell office:value-type="float" office:value="190" table:style-name="ce1">
            <text:p>190</text:p>
          </table:table-cell>
          <table:table-cell office:value-type="float" office:value="0.14893617021276595" table:formula="of:=([.D5]-[.$J$4])/([.$J$5]-[.$J$4])" table:style-name="ce1">
            <text:p>0,14893617</text:p>
          </table:table-cell>
          <table:table-cell office:value-type="float" office:value="275" table:style-name="ce1">
            <text:p>275</text:p>
          </table:table-cell>
          <table:table-cell office:value-type="float" office:value="0.234375" table:formula="of:=([.F5]-[.$J$7])/([.$J$8]-[.$J$7])" table:style-name="ce1">
            <text:p>0,234375</text:p>
          </table:table-cell>
          <table:table-cell table:style-name="ce1"/>
          <table:table-cell office:value-type="string" table:style-name="ce1">
            <text:p>max levého</text:p>
          </table:table-cell>
          <table:table-cell office:value-type="float" office:value="990" table:style-name="ce1">
            <text:p>990</text:p>
          </table:table-cell>
          <table:table-cell table:style-name="ce1"/>
          <table:table-cell office:value-type="float" office:value="-8.543882978723405E-2" table:formula="of:=[.E5]-[.G5]" table:style-name="ce1">
            <text:p>-0,08543883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-3" table:style-name="ce1">
            <text:p>-3</text:p>
          </table:table-cell>
          <table:table-cell office:value-type="float" office:value="192" table:style-name="ce1">
            <text:p>192</text:p>
          </table:table-cell>
          <table:table-cell office:value-type="float" office:value="0.15106382978723404" table:formula="of:=([.D6]-[.$J$4])/([.$J$5]-[.$J$4])" table:style-name="ce1">
            <text:p>0,15106383</text:p>
          </table:table-cell>
          <table:table-cell office:value-type="float" office:value="490" table:style-name="ce1">
            <text:p>490</text:p>
          </table:table-cell>
          <table:table-cell office:value-type="float" office:value="0.45833333333333331" table:formula="of:=([.F6]-[.$J$7])/([.$J$8]-[.$J$7])" table:style-name="ce1">
            <text:p>0,458333333</text:p>
          </table:table-cell>
          <table:table-cell table:number-columns-repeated="4" table:style-name="ce1"/>
          <table:table-cell office:value-type="float" office:value="-0.30726950354609928" table:formula="of:=[.E6]-[.G6]" table:style-name="ce1">
            <text:p>-0,307269504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135" table:style-name="ce1">
            <text:p>135</text:p>
          </table:table-cell>
          <table:table-cell office:value-type="float" office:value="9.0425531914893623E-2" table:formula="of:=([.D7]-[.$J$4])/([.$J$5]-[.$J$4])" table:style-name="ce1">
            <text:p>0,090425532</text:p>
          </table:table-cell>
          <table:table-cell office:value-type="float" office:value="945" table:style-name="ce1">
            <text:p>945</text:p>
          </table:table-cell>
          <table:table-cell office:value-type="float" office:value="0.93229166666666663" table:formula="of:=([.F7]-[.$J$7])/([.$J$8]-[.$J$7])" table:style-name="ce1">
            <text:p>0,932291667</text:p>
          </table:table-cell>
          <table:table-cell table:style-name="ce1"/>
          <table:table-cell office:value-type="string" table:style-name="ce1">
            <text:p>min pravého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-0.84186613475177297" table:formula="of:=[.E7]-[.G7]" table:style-name="ce1">
            <text:p>-0,84186613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90" table:style-name="ce1">
            <text:p>90</text:p>
          </table:table-cell>
          <table:table-cell office:value-type="float" office:value="4.2553191489361701E-2" table:formula="of:=([.D8]-[.$J$4])/([.$J$5]-[.$J$4])" table:style-name="ce1">
            <text:p>0,042553191</text:p>
          </table:table-cell>
          <table:table-cell office:value-type="float" office:value="990" table:style-name="ce1">
            <text:p>990</text:p>
          </table:table-cell>
          <table:table-cell office:value-type="float" office:value="0.97916666666666663" table:formula="of:=([.F8]-[.$J$7])/([.$J$8]-[.$J$7])" table:style-name="ce1">
            <text:p>0,979166667</text:p>
          </table:table-cell>
          <table:table-cell table:style-name="ce1"/>
          <table:table-cell office:value-type="string" table:style-name="ce1">
            <text:p>maxpravého</text:p>
          </table:table-cell>
          <table:table-cell office:value-type="float" office:value="1010" table:style-name="ce1">
            <text:p>1010</text:p>
          </table:table-cell>
          <table:table-cell table:style-name="ce1"/>
          <table:table-cell office:value-type="float" office:value="-0.93661347517730498" table:formula="of:=[.E8]-[.G8]" table:style-name="ce1">
            <text:p>-0,936613475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55" table:style-name="ce1">
            <text:p>255</text:p>
          </table:table-cell>
          <table:table-cell office:value-type="float" office:value="0.21808510638297873" table:formula="of:=([.D9]-[.$J$4])/([.$J$5]-[.$J$4])" table:style-name="ce1">
            <text:p>0,218085106</text:p>
          </table:table-cell>
          <table:table-cell office:value-type="float" office:value="230" table:style-name="ce1">
            <text:p>230</text:p>
          </table:table-cell>
          <table:table-cell office:value-type="float" office:value="0.1875" table:formula="of:=([.F9]-[.$J$7])/([.$J$8]-[.$J$7])" table:style-name="ce1">
            <text:p>0,1875</text:p>
          </table:table-cell>
          <table:table-cell table:number-columns-repeated="4" table:style-name="ce1"/>
          <table:table-cell office:value-type="float" office:value="3.0585106382978733E-2" table:formula="of:=[.E9]-[.G9]" table:style-name="ce1">
            <text:p>0,030585106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0.26595744680851063" table:formula="of:=([.D10]-[.$J$4])/([.$J$5]-[.$J$4])" table:style-name="ce1">
            <text:p>0,265957447</text:p>
          </table:table-cell>
          <table:table-cell office:value-type="float" office:value="260" table:style-name="ce1">
            <text:p>260</text:p>
          </table:table-cell>
          <table:table-cell office:value-type="float" office:value="0.21875" table:formula="of:=([.F10]-[.$J$7])/([.$J$8]-[.$J$7])" table:style-name="ce1">
            <text:p>0,21875</text:p>
          </table:table-cell>
          <table:table-cell table:number-columns-repeated="4" table:style-name="ce1"/>
          <table:table-cell office:value-type="float" office:value="4.7207446808510634E-2" table:formula="of:=[.E10]-[.G10]" table:style-name="ce1">
            <text:p>0,047207447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0.26595744680851063" table:formula="of:=([.D11]-[.$J$4])/([.$J$5]-[.$J$4])" table:style-name="ce1">
            <text:p>0,265957447</text:p>
          </table:table-cell>
          <table:table-cell office:value-type="float" office:value="240" table:style-name="ce1">
            <text:p>240</text:p>
          </table:table-cell>
          <table:table-cell office:value-type="float" office:value="0.19791666666666666" table:formula="of:=([.F11]-[.$J$7])/([.$J$8]-[.$J$7])" table:style-name="ce1">
            <text:p>0,197916667</text:p>
          </table:table-cell>
          <table:table-cell table:number-columns-repeated="4" table:style-name="ce1"/>
          <table:table-cell office:value-type="float" office:value="6.8040780141843976E-2" table:formula="of:=[.E11]-[.G11]" table:style-name="ce1">
            <text:p>0,06804078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70" table:style-name="ce1">
            <text:p>470</text:p>
          </table:table-cell>
          <table:table-cell office:value-type="float" office:value="0.44680851063829785" table:formula="of:=([.D12]-[.$J$4])/([.$J$5]-[.$J$4])" table:style-name="ce1">
            <text:p>0,446808511</text:p>
          </table:table-cell>
          <table:table-cell office:value-type="float" office:value="270" table:style-name="ce1">
            <text:p>270</text:p>
          </table:table-cell>
          <table:table-cell office:value-type="float" office:value="0.22916666666666666" table:formula="of:=([.F12]-[.$J$7])/([.$J$8]-[.$J$7])" table:style-name="ce1">
            <text:p>0,229166667</text:p>
          </table:table-cell>
          <table:table-cell table:number-columns-repeated="4" table:style-name="ce1"/>
          <table:table-cell office:value-type="float" office:value="0.21764184397163119" table:formula="of:=[.E12]-[.G12]" table:style-name="ce1">
            <text:p>0,217641844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70" table:style-name="ce1">
            <text:p>970</text:p>
          </table:table-cell>
          <table:table-cell office:value-type="float" office:value="0.97872340425531912" table:formula="of:=([.D13]-[.$J$4])/([.$J$5]-[.$J$4])" table:style-name="ce1">
            <text:p>0,978723404</text:p>
          </table:table-cell>
          <table:table-cell office:value-type="float" office:value="270" table:style-name="ce1">
            <text:p>270</text:p>
          </table:table-cell>
          <table:table-cell office:value-type="float" office:value="0.22916666666666666" table:formula="of:=([.F13]-[.$J$7])/([.$J$8]-[.$J$7])" table:style-name="ce1">
            <text:p>0,229166667</text:p>
          </table:table-cell>
          <table:table-cell table:number-columns-repeated="4" table:style-name="ce1"/>
          <table:table-cell office:value-type="float" office:value="0.74955673758865249" table:formula="of:=[.E13]-[.G13]" table:style-name="ce1">
            <text:p>0,749556738</text:p>
          </table:table-cell>
          <table:table-cell table:number-columns-repeated="16372"/>
        </table:table-row>
        <table:table-row table:style-name="ro1">
          <table:table-cell/>
          <table:table-cell table:number-columns-repeated="6" table:style-name="ce1"/>
          <table:table-cell table:style-name="ce1">
            <draw:frame draw:z-index="1" draw:id="id0" draw:style-name="a0" draw:name="Graf 2" svg:x="0.65625in" svg:y="0.151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-0.93661347517730498" table:formula="of:=[.E8]-[.G8]" table:style-name="ce1">
            <text:p>-0,93661347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0.84186613475177297" table:formula="of:=[.E7]-[.G7]" table:style-name="ce1">
            <text:p>-0,84186613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-0.30726950354609928" table:formula="of:=[.E6]-[.G6]" table:style-name="ce1">
            <text:p>-0,30726950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8.543882978723405E-2" table:formula="of:=[.E5]-[.G5]" table:style-name="ce1">
            <text:p>-0,0854388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.0031028368794316E-2" table:formula="of:=[.E4]-[.G4]" table:style-name="ce1">
            <text:p>0,03003102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.0585106382978733E-2" table:formula="of:=[.E9]-[.G9]" table:style-name="ce1">
            <text:p>0,03058510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.7207446808510634E-2" table:formula="of:=[.E10]-[.G10]" table:style-name="ce1">
            <text:p>0,047207447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.8040780141843976E-2" table:formula="of:=[.E11]-[.G11]" table:style-name="ce1">
            <text:p>0,0680407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21764184397163119" table:formula="of:=[.E12]-[.G12]" table:style-name="ce1">
            <text:p>0,21764184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74955673758865249" table:formula="of:=[.E13]-[.G13]" table:style-name="ce1">
            <text:p>0,749556738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247477@vutbr.cz</dc:creator>
    <meta:creation-date>2025-03-18T07:46:00Z</meta:creation-date>
    <dc:date>2025-03-18T08:59:12Z</dc:date>
    <meta:editing-cycles>3</meta:editing-cycles>
    <meta:editing-duration>PT6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rtinepolibsiprd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E$18:.$E$27"/>
          </chart:axis>
          <chart:axis chart:dimension="y" chart:name="primary-y" chart:style-name="Axs1">
            <chart:grid chart:class="major" chart:style-name="GMa1"/>
          </chart:axis>
          <chart:series chart:values-cell-range-address="Sheet1.$G$18:.$G$27" chart:class="chart:line" chart:attached-axis="primary-y" chart:style-name="G0S0">
            <chart:regression-curve chart:style-name="T000">
              <chart:equation chart:automatic-content="true" chart:display-equation="true" chart:display-r-square="false" svg:x="101.0pt" svg:y="56.02944881889763pt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